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style:font-name="Courier New" officeooo:rsid="00041c26" officeooo:paragraph-rsid="000df474"/>
    </style:style>
    <style:style style:name="P2" style:family="paragraph" style:parent-style-name="Text_20_body">
      <style:text-properties style:font-name="Courier New" officeooo:rsid="00041c26" officeooo:paragraph-rsid="000df474"/>
    </style:style>
    <style:style style:name="P3" style:family="paragraph" style:parent-style-name="Text_20_body">
      <style:text-properties style:font-name="Courier New" officeooo:rsid="000df474" officeooo:paragraph-rsid="000df474"/>
    </style:style>
    <style:style style:name="P4" style:family="paragraph" style:parent-style-name="Title">
      <style:text-properties style:font-name="Courier New" officeooo:rsid="00041c26" officeooo:paragraph-rsid="000df474"/>
    </style:style>
    <style:style style:name="P5" style:family="paragraph" style:parent-style-name="Text_20_body" style:list-style-name="L1">
      <style:text-properties style:font-name="Courier New" officeooo:rsid="000df474" officeooo:paragraph-rsid="000df474"/>
    </style:style>
    <style:style style:name="P6" style:family="paragraph" style:parent-style-name="Text_20_body" style:list-style-name="L1">
      <style:text-properties style:font-name="Courier New" officeooo:rsid="0014d000" officeooo:paragraph-rsid="0014d000"/>
    </style:style>
    <style:style style:name="P7" style:family="paragraph" style:parent-style-name="Text_20_body" style:list-style-name="L1">
      <style:text-properties style:font-name="Courier New1" officeooo:rsid="000df474" officeooo:paragraph-rsid="000df474"/>
    </style:style>
    <style:style style:name="P8" style:family="paragraph" style:parent-style-name="Text_20_body" style:list-style-name="L1">
      <style:text-properties style:font-name="Courier New1" officeooo:rsid="000f3de5" officeooo:paragraph-rsid="000f3de5"/>
    </style:style>
    <style:style style:name="T1" style:family="text">
      <style:text-properties officeooo:rsid="000df474"/>
    </style:style>
    <style:style style:name="T2" style:family="text">
      <style:text-properties style:font-name="Liberation Serif1"/>
    </style:style>
    <style:style style:name="T3" style:family="text">
      <style:text-properties officeooo:rsid="001730b3"/>
    </style:style>
    <style:style style:name="T4" style:family="text">
      <style:text-properties officeooo:rsid="0008ea78"/>
    </style:style>
    <style:style style:name="T5" style:family="text">
      <style:text-properties officeooo:rsid="002c7b77"/>
    </style:style>
    <style:style style:name="T6" style:family="text">
      <style:text-properties style:font-name="Courier New1"/>
    </style:style>
    <style:style style:name="T7" style:family="text">
      <style:text-properties style:font-name="Courier New1" officeooo:rsid="002cd4e3"/>
    </style:style>
    <style:style style:name="T8" style:family="text">
      <style:text-properties style:font-name="Courier New1" officeooo:rsid="002e7659"/>
    </style:style>
    <style:style style:name="T9" style:family="text">
      <style:text-properties style:font-name="Courier New1" officeooo:rsid="0013c321"/>
    </style:style>
    <style:style style:name="T10" style:family="text">
      <style:text-properties officeooo:rsid="000f3de5"/>
    </style:style>
    <style:style style:name="T11" style:family="text">
      <style:text-properties officeooo:rsid="0011da57"/>
    </style:style>
    <style:style style:name="T12" style:family="text">
      <style:text-properties officeooo:rsid="0013c321"/>
    </style:style>
    <style:style style:name="T13" style:family="text">
      <style:text-properties officeooo:rsid="00148965"/>
    </style:style>
    <style:style style:name="T14" style:family="text">
      <style:text-properties officeooo:rsid="0014d000"/>
    </style:style>
    <style:style style:name="T15" style:family="text">
      <style:text-properties officeooo:rsid="001554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ni<text:span text:style-name="T11">e</text:span>stação mete<text:span text:style-name="T11">o</text:span>rológica</text:p>
      <text:p text:style-name="P1">Relatório <text:span text:style-name="T1">7</text:span></text:p>
      <text:p text:style-name="P2"/>
      <text:p text:style-name="P3">Listagem de materiais eletrônicos necessários:</text:p>
      <text:list xml:id="list2640999605" text:style-name="L1">
        <text:list-item>
          <text:p text:style-name="P5">1x <text:span text:style-name="T14">AHT-10</text:span>;</text:p>
        </text:list-item>
        <text:list-item>
          <text:p text:style-name="P5">2x <text:span text:style-name="T13">Sensor magnético </text:span>Reed Switch;</text:p>
        </text:list-item>
        <text:list-item>
          <text:p text:style-name="P5">2x Resistor 1k<text:span text:style-name="T2">Ω</text:span>;</text:p>
        </text:list-item>
        <text:list-item>
          <text:p text:style-name="P5">1x LDR 5 mm;</text:p>
        </text:list-item>
        <text:list-item>
          <text:p text:style-name="P5">1x Resistor 10k<text:span text:style-name="T2">Ω</text:span>;</text:p>
        </text:list-item>
        <text:list-item>
          <text:p text:style-name="P5">1x RTC DS<text:span text:style-name="T14">3231</text:span>;</text:p>
        </text:list-item>
        <text:list-item>
          <text:p text:style-name="P6">1x pilha CR2032;</text:p>
        </text:list-item>
        <text:list-item>
          <text:p text:style-name="P5">1X <text:span text:style-name="T3">LCD1602 + </text:span><text:span text:style-name="T4">I</text:span><text:span text:style-name="T3">2</text:span><text:span text:style-name="T4">C</text:span><text:span text:style-name="T3"> </text:span><text:span text:style-name="T4">(LCM</text:span><text:span text:style-name="T3">1602</text:span><text:span text:style-name="T4">);</text:span></text:p>
        </text:list-item>
        <text:list-item>
          <text:p text:style-name="P6">1x <text:span text:style-name="T15">mini chave gangorra</text:span>;</text:p>
        </text:list-item>
        <text:list-item>
          <text:p text:style-name="P5">1X Módulo <text:span text:style-name="T14">micro</text:span>SD Card;</text:p>
        </text:list-item>
        <text:list-item>
          <text:p text:style-name="P5">1x Arduino Nano;</text:p>
        </text:list-item>
        <text:list-item>
          <text:p text:style-name="P5">1x Cartão SD;</text:p>
        </text:list-item>
        <text:list-item>
          <text:p text:style-name="P5">1x Diodo 1n4007;</text:p>
        </text:list-item>
        <text:list-item>
          <text:p text:style-name="P5">1x <text:span text:style-name="T5">Capacitor de 100</text:span><text:span text:style-name="T7">μF e 16 V;</text:span></text:p>
        </text:list-item>
        <text:list-item>
          <text:p text:style-name="P5"><text:span text:style-name="T7">1</text:span><text:span text:style-name="T6">x </text:span><text:span text:style-name="T7">C</text:span><text:span text:style-name="T9">lip</text:span><text:span text:style-name="T7"> </text:span><text:span text:style-name="T9">de </text:span><text:span text:style-name="T7">bateria </text:span><text:span text:style-name="T9">9V</text:span><text:span text:style-name="T7">;</text:span></text:p>
        </text:list-item>
        <text:list-item>
          <text:p text:style-name="P5"><text:span text:style-name="T7">1</text:span><text:span text:style-name="T6">x </text:span><text:span text:style-name="T7">Indicador de ca</text:span><text:span text:style-name="T9">rga</text:span><text:span text:style-name="T7"> d</text:span><text:span text:style-name="T9">e</text:span><text:span text:style-name="T7"> bateria;</text:span></text:p>
        </text:list-item>
        <text:list-item>
          <text:p text:style-name="P5"><text:span text:style-name="T6">1x </text:span><text:span text:style-name="T7">Bateria recarregável de 9 V e </text:span><text:span text:style-name="T9">450 mAh (mínimo)</text:span><text:span text:style-name="T7">;</text:span></text:p>
        </text:list-item>
        <text:list-item>
          <text:p text:style-name="P5"><text:span text:style-name="T6">1x </text:span><text:span text:style-name="T7">Painel solar de 12 Wp </text:span><text:span text:style-name="T6">(mínimo)</text:span><text:span text:style-name="T7">, 9 V e 2A </text:span><text:span text:style-name="T8">ou </text:span><text:span text:style-name="T6">2x Painéis solares de 12Wp(mínimo), 9 V e 1A.</text:span></text:p>
        </text:list-item>
        <text:list-item>
          <text:p text:style-name="P7">Cabos jumper macho-macho e <text:span text:style-name="T10">macho</text:span>-fêmea;</text:p>
        </text:list-item>
        <text:list-item>
          <text:p text:style-name="P8">2x Ímãs <text:span text:style-name="T12">pequenos</text:span>;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0:25:05.223000000</meta:creation-date>
    <dc:date>2021-10-26T16:43:56.415000000</dc:date>
    <meta:editing-duration>PT1H41M55S</meta:editing-duration>
    <meta:editing-cycles>5</meta:editing-cycles>
    <meta:generator>LibreOffice/7.1.1.2$Windows_x86 LibreOffice_project/fe0b08f4af1bacafe4c7ecc87ce55bb426164676</meta:generator>
    <meta:document-statistic meta:table-count="0" meta:image-count="0" meta:object-count="0" meta:page-count="1" meta:paragraph-count="23" meta:word-count="131" meta:character-count="619" meta:non-whitespace-character-count="531"/>
  </office:meta>
</office:document-meta>
</file>